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8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fo:background-color="#99ffff"/>
      <style:text-properties fo:color="#000000"/>
    </style:style>
    <style:style style:name="ce20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2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3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UKESM: updates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trix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Check soils proposal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Benchmark Metrics packag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7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tephan Card</text:p>
          </table:table-cell>
          <table:covered-table-cell table:number-columns-repeated="6" table:style-name="ce7"/>
          <table:table-cell table:style-name="ce18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3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9" office:value-type="string" calcext:value-type="string">
            <text:p>RS paper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20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cv maker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scholar grab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09:13:07.997763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19T09:20:00.024162661</dc:date>
    <meta:editing-duration>P71DT11H47M6S</meta:editing-duration>
    <meta:editing-cycles>125</meta:editing-cycles>
    <meta:generator>LibreOffice/4.3.7.2$Linux_X86_64 LibreOffice_project/430$Build-2</meta:generator>
    <meta:document-statistic meta:table-count="2" meta:cell-count="38" meta:object-count="0"/>
  </office:meta>
</office:document-meta>
</file>